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B9C46970.png"/>
  <manifest:file-entry manifest:media-type="image/png" manifest:full-path="Pictures/100000000000000800000008913C8356.png"/>
  <manifest:file-entry manifest:media-type="image/jpeg" manifest:full-path="Pictures/10000000000005DB000002AB6212DFC2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5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Tahoma3" svg:font-family="Tahoma" style:font-pitch="variable"/>
    <style:font-face style:name="Lucida Sans Unicode1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2" svg:font-family="'Lucida Sans Unicode'" style:font-family-generic="swiss" style:font-pitch="variable"/>
    <style:font-face style:name="Tahoma1" svg:font-family="Tahoma" style:font-family-generic="swiss" style:font-pitch="variable"/>
    <style:font-face style:name="Tahoma2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Tableau" style:family="table">
      <style:table-properties style:width="17.981cm" fo:margin-left="0cm" fo:margin-right="0.021cm" table:align="margins" style:writing-mode="lr-tb"/>
    </style:style>
    <style:style style:name="Tableau.A" style:family="table-column">
      <style:table-column-properties style:column-width="1.972cm" style:rel-column-width="7187*"/>
    </style:style>
    <style:style style:name="Tableau.B" style:family="table-column">
      <style:table-column-properties style:column-width="8.788cm" style:rel-column-width="32028*"/>
    </style:style>
    <style:style style:name="Tableau.C" style:family="table-column">
      <style:table-column-properties style:column-width="1.547cm" style:rel-column-width="5638*"/>
    </style:style>
    <style:style style:name="Tableau.D" style:family="table-column">
      <style:table-column-properties style:column-width="1.572cm" style:rel-column-width="5728*"/>
    </style:style>
    <style:style style:name="Tableau.E" style:family="table-column">
      <style:table-column-properties style:column-width="0.997cm" style:rel-column-width="3632*"/>
    </style:style>
    <style:style style:name="Tableau.F" style:family="table-column">
      <style:table-column-properties style:column-width="3.106cm" style:rel-column-width="11322*"/>
    </style:style>
    <style:style style:name="Tableau.A1" style:family="table-cell">
      <style:table-cell-properties fo:background-color="#8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.F1" style:family="table-cell">
      <style:table-cell-properties fo:background-color="#800000" fo:padding="0.097cm" fo:border="0.002cm solid #000000">
        <style:background-image/>
      </style:table-cell-properties>
    </style:style>
    <style:style style:name="Tableau.A2" style:family="table-cell">
      <style:table-cell-properties fo:padding="0.097cm" fo:border-left="0.002cm solid #800000" fo:border-right="none" fo:border-top="none" fo:border-bottom="0.002cm solid #800000"/>
    </style:style>
    <style:style style:name="Tableau.F2" style:family="table-cell">
      <style:table-cell-properties fo:padding="0.097cm" fo:border-left="0.002cm solid #800000" fo:border-right="0.002cm solid #800000" fo:border-top="none" fo:border-bottom="0.002cm solid #800000"/>
    </style:style>
    <style:style style:name="Tableau.A7" style:family="table-cell">
      <style:table-cell-properties fo:padding="0.097cm" fo:border-left="0.002cm solid #800000" fo:border-right="none" fo:border-top="none" fo:border-bottom="0.002cm solid #000000"/>
    </style:style>
    <style:style style:name="Tableau.F7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.F8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text-align="start" style:justify-single-word="false" fo:text-indent="-0.012cm" style:auto-text-indent="false">
        <style:tab-stops/>
      </style:paragraph-properties>
      <style:text-properties fo:color="#943634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color="#943634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color="#943634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color="#943634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color="#000000"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Bitstream Vera Sans" fo:font-size="8pt" fo:language="zxx" fo:country="none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Bitstream Vera Sans" fo:font-size="8pt" fo:language="zxx" fo:country="none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fo:color="#800000" style:font-name="Bitstream Vera Sans" fo:font-size="8pt" fo:language="zxx" fo:country="none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0" style:family="paragraph" style:parent-style-name="Horizontal_20_Line">
      <style:text-properties fo:color="#000000"/>
    </style:style>
    <style:style style:name="P11" style:family="paragraph" style:parent-style-name="Standard">
      <style:paragraph-properties fo:margin-left="-1.034cm" fo:margin-right="-1.083cm" fo:text-indent="0cm" style:auto-text-indent="false"/>
      <style:text-properties style:font-name="Tahoma1" fo:font-size="11pt" style:font-size-asian="11pt" style:font-name-complex="Tahoma1" style:font-size-complex="11pt"/>
    </style:style>
    <style:style style:name="P12" style:family="paragraph" style:parent-style-name="Standard">
      <style:paragraph-properties fo:margin-left="-1.034cm" fo:margin-right="-1.083cm" fo:text-indent="0cm" style:auto-text-indent="false"/>
      <style:text-properties style:text-position="sub 58%" style:font-name="Tahoma1" fo:font-size="10pt" style:font-size-asian="10pt" style:font-name-complex="Tahoma1" style:font-size-complex="10pt"/>
    </style:style>
    <style:style style:name="P13" style:family="paragraph" style:parent-style-name="Text_20_body">
      <style:paragraph-properties fo:margin-left="-1.034cm" fo:margin-right="-1.083cm" fo:text-align="justify" style:justify-single-word="false" fo:text-indent="0cm" style:auto-text-indent="false"/>
      <style:text-properties style:font-name="Tahoma1" fo:font-size="11pt" style:font-size-asian="11pt" style:font-name-complex="Tahoma1" style:font-size-complex="11pt"/>
    </style:style>
    <style:style style:name="P14" style:family="paragraph" style:parent-style-name="Text_20_body">
      <style:paragraph-properties fo:margin-left="-1.034cm" fo:margin-right="-1.083cm" fo:text-align="justify" style:justify-single-word="false" fo:text-indent="0cm" style:auto-text-indent="false"/>
    </style:style>
    <style:style style:name="P15" style:family="paragraph" style:parent-style-name="Table_20_Contents">
      <style:text-properties style:font-name="Bitstream Vera Sans" fo:font-size="8pt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Bitstream Vera Sans" fo:font-size="8pt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Bitstream Vera Sans" fo:font-size="8pt" style:font-size-asian="8pt" style:font-size-complex="8pt"/>
    </style:style>
    <style:style style:name="P18" style:family="paragraph" style:parent-style-name="Table_20_Contents"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fo:color="#7e0021" style:font-name="Bitstream Vera Sans" fo:font-size="8pt" fo:font-weight="bold" fo:background-color="#ffff00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color="#ffffff" style:font-name="Bitstream Vera Sans" fo:font-size="8pt" fo:font-weight="bold" fo:background-color="transparent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000000" style:font-name="Bitstream Vera Sans" fo:font-size="8pt" fo:font-weight="normal" fo:background-color="transparent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fo:color="#000000" style:font-name="Bitstream Vera Sans" fo:font-size="8pt" fo:font-weight="bold" fo:background-color="transparent" style:font-size-asian="8pt" style:font-weight-asian="bold" style:font-size-complex="8pt" style:font-weight-complex="bold"/>
    </style:style>
    <style:style style:name="P25" style:family="paragraph" style:parent-style-name="Table_20_Heading">
      <style:paragraph-properties fo:text-align="center" style:justify-single-word="false"/>
      <style:text-properties fo:color="#ffffff" style:font-name="Bitstream Vera Sans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P26" style:family="paragraph" style:parent-style-name="Frame_20_contents">
      <style:paragraph-properties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27" style:family="paragraph" style:parent-style-name="Frame_20_contents">
      <style:paragraph-properties fo:text-align="center" style:justify-single-word="false"/>
      <style:text-properties fo:color="#000000" fo:font-size="2pt" fo:font-weight="bold" style:font-size-asian="2pt" style:font-weight-asian="bold" style:font-size-complex="2pt" style:font-weight-complex="bold"/>
    </style:style>
    <style:style style:name="P28" style:family="paragraph" style:parent-style-name="Standard" style:master-page-name="Standard">
      <style:paragraph-properties style:page-number="auto"/>
      <style:text-properties fo:font-size="11pt" fo:language="zxx" fo:country="none" style:font-size-asian="11pt" style:language-asian="zxx" style:country-asian="none" style:font-size-complex="11pt"/>
    </style:style>
    <style:style style:name="P29" style:family="paragraph">
      <style:paragraph-properties fo:text-align="start" style:writing-mode="lr-tb"/>
    </style:style>
    <style:style style:name="P30" style:family="paragraph">
      <style:paragraph-properties fo:text-align="end" style:writing-mode="lr-tb"/>
      <style:text-properties style:font-name="Bitstream Vera Sans"/>
    </style:style>
    <style:style style:name="P31" style:family="paragraph">
      <style:paragraph-properties style:writing-mode="lr-tb"/>
    </style:style>
    <style:style style:name="P32" style:family="paragraph">
      <style:paragraph-properties>
        <style:tab-stops>
          <style:tab-stop style:position="10.8cm" style:type="right"/>
        </style:tab-stops>
      </style:paragraph-properties>
    </style:style>
    <style:style style:name="P33" style:family="paragraph">
      <style:paragraph-properties style:writing-mode="lr-tb"/>
      <style:text-properties style:font-name="Arial" fo:font-size="8pt" style:font-size-asian="8pt" style:font-size-complex="8pt"/>
    </style:style>
    <style:style style:name="P34" style:family="paragraph">
      <style:paragraph-properties fo:text-align="end"/>
    </style:style>
    <style:style style:name="P35" style:family="paragraph">
      <style:paragraph-properties fo:text-align="end">
        <style:tab-stops>
          <style:tab-stop style:position="10.8cm" style:type="right"/>
        </style:tab-stops>
      </style:paragraph-properties>
    </style:style>
    <style:style style:name="P36" style:family="paragraph">
      <style:paragraph-properties style:writing-mode="lr-tb"/>
      <style:text-properties style:font-name="Bitstream Vera Sans" fo:font-size="6pt"/>
    </style:style>
    <style:style style:name="P37" style:family="paragraph">
      <style:paragraph-properties fo:text-align="center"/>
    </style:style>
    <style:style style:name="T1" style:family="text">
      <style:text-properties style:use-window-font-color="true" style:font-name="Bitstream Vera Sans" fo:font-size="10pt" fo:language="fr" fo:country="FR" style:font-name-asian="Times New Roman" style:font-size-asian="10pt" style:font-name-complex="Times New Roman" style:font-size-complex="10pt"/>
    </style:style>
    <style:style style:name="T2" style:family="text">
      <style:text-properties style:use-window-font-color="true" style:font-name="Bitstream Vera Sans" fo:font-size="10pt" fo:language="fr" fo:country="FR" style:text-underline-style="solid" style:text-underline-width="auto" style:text-underline-color="font-color" style:font-name-asian="Times New Roman" style:font-size-asian="10pt" style:font-name-complex="Times New Roman" style:font-size-complex="10pt"/>
    </style:style>
    <style:style style:name="T3" style:family="text">
      <style:text-properties style:use-window-font-color="true" style:font-name="Bitstream Vera Sans" fo:font-size="8pt" fo:language="fr" fo:country="FR" style:font-name-asian="Times New Roman" style:font-size-asian="8pt" style:font-name-complex="Times New Roman" style:font-size-complex="10pt"/>
    </style:style>
    <style:style style:name="T4" style:family="text">
      <style:text-properties fo:color="#7e0021" style:font-name="Bitstream Vera Sans" fo:font-size="9pt" fo:language="fr" fo:country="FR" style:font-name-asian="Bitstream Vera Sans" style:font-size-asian="8pt" style:font-name-complex="Bitstream Vera Sans" style:font-size-complex="9pt"/>
    </style:style>
    <style:style style:name="T5" style:family="text">
      <style:text-properties fo:color="#7e0021" style:font-name="Bitstream Vera Sans" fo:font-size="14pt" fo:language="fr" fo:country="FR" style:font-name-asian="Bitstream Vera Sans" style:font-size-asian="14pt" style:font-name-complex="Bitstream Vera Sans" style:font-size-complex="14pt"/>
    </style:style>
    <style:style style:name="T6" style:family="text">
      <style:text-properties fo:color="#7e0021" style:font-name="Bitstream Vera Sans" fo:font-size="14pt" fo:language="fr" fo:country="FR" fo:font-weight="bold" style:font-name-asian="Bitstream Vera Sans" style:font-size-asian="14pt" style:font-name-complex="Bitstream Vera Sans" style:font-size-complex="14pt" style:font-weight-complex="bold"/>
    </style:style>
    <style:style style:name="T7" style:family="text">
      <style:text-properties fo:color="#000000" style:font-name="Bitstream Vera Sans" fo:font-size="9pt" fo:language="fr" fo:country="FR" style:font-name-asian="Times New Roman" style:font-size-asian="9pt" style:font-name-complex="Times New Roman" style:font-size-complex="9pt"/>
    </style:style>
    <style:style style:name="T8" style:family="text">
      <style:text-properties style:use-window-font-color="true" style:font-name="Bitstream Vera Sans" fo:font-size="10pt" fo:language="fr" fo:country="FR" fo:font-weight="normal" style:font-name-asian="Times New Roman" style:font-size-asian="10pt" style:font-name-complex="Times New Roman" style:font-size-complex="10pt"/>
    </style:style>
    <style:style style:name="T9" style:family="text">
      <style:text-properties fo:color="#000000" style:font-name="Bitstream Vera Sans" fo:font-size="10pt" fo:language="fr" fo:country="FR" fo:font-weight="normal" style:font-name-asian="Times New Roman" style:font-size-asian="10pt" style:font-name-complex="Times New Roman" style:font-size-complex="10pt"/>
    </style:style>
    <style:style style:name="T10" style:family="text">
      <style:text-properties fo:color="#000000" style:font-name="Bitstream Vera Sans" fo:font-size="8pt" fo:language="fr" fo:country="FR" fo:font-weight="normal" style:font-name-asian="Times New Roman" style:font-size-asian="10pt" style:font-name-complex="Times New Roman" style:font-size-complex="10pt"/>
    </style:style>
    <style:style style:name="T11" style:family="text"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/>
    </style:style>
    <style:style style:name="T12" style:family="text">
      <style:text-properties fo:color="#943634" style:font-name="Arial" fo:font-size="8pt" fo:language="fr" fo:country="FR" fo:font-weight="bold" style:font-name-asian="Times New Roman" style:font-size-asian="8pt" style:font-name-complex="Times New Roman" style:font-size-complex="8pt" style:font-weight-complex="bold"/>
    </style:style>
    <style:style style:name="T13" style:family="text">
      <style:text-properties fo:color="#943634" style:font-name="Arial" fo:font-size="8pt" fo:language="fr" fo:country="FR" style:font-name-asian="Times New Roman" style:font-size-asian="8pt" style:font-name-complex="Times New Roman" style:font-size-complex="8pt"/>
    </style:style>
    <style:style style:name="T14" style:family="text">
      <style:text-properties fo:color="#943634" style:font-name="Arial" fo:font-size="8pt" fo:language="fr" fo:country="FR" fo:font-weight="normal" style:font-name-asian="Times New Roman" style:font-size-asian="8pt" style:font-name-complex="Times New Roman" style:font-size-complex="8pt"/>
    </style:style>
    <style:style style:name="T15" style:family="text">
      <style:text-properties fo:color="#943634" style:font-name="Arial" fo:font-size="8pt" fo:font-weight="bold" style:font-name-asian="Times New Roman" style:font-size-asian="8pt" style:font-name-complex="Times New Roman" style:font-size-complex="8pt" style:font-weight-complex="bold"/>
    </style:style>
    <style:style style:name="T16" style:family="text">
      <style:text-properties fo:color="#943634" style:font-name="Arial" fo:font-size="8pt" style:font-name-asian="Times New Roman" style:font-size-asian="8pt" style:font-name-complex="Times New Roman" style:font-size-complex="8pt"/>
    </style:style>
    <style:style style:name="T17" style:family="text">
      <style:text-properties fo:color="#943634" style:font-name="Arial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T18" style:family="text">
      <style:text-properties fo:color="#0000ff" style:font-name="Arial" fo:font-size="8pt" style:text-underline-style="solid" style:text-underline-width="auto" style:text-underline-color="font-color" style:font-name-asian="Times New Roman" style:font-size-asian="8pt" style:font-name-complex="Times New Roman" style:font-size-complex="8pt"/>
    </style:style>
    <style:style style:name="fr1" style:family="graphic" style:parent-style-name="Frame">
      <style:graphic-properties style:vertical-pos="top" style:vertical-rel="paragraph-content" style:horizontal-pos="center" style:horizontal-rel="paragraph" fo:background-color="#e6e6e6" style:background-transparency="0%" fo:padding="0.049cm" fo:border="0.002cm solid #000000" style:shadow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draw:auto-grow-height="false" draw:auto-grow-width="false" draw:fit-to-size="false" fo:min-height="0.48cm" fo:padding-top="0.049cm" fo:padding-bottom="0.04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auto-grow-height="false" draw:auto-grow-width="false" draw:fit-to-size="false" fo:min-height="3.175cm" fo:padding-top="0.049cm" fo:padding-bottom="0.04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99284c" draw:fill="solid" draw:fill-color="#99284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text:anchor-type="paragraph" draw:z-index="0" draw:style-name="gr1" draw:text-style-name="P30" svg:width="9.051cm" svg:height="3.262cm" svg:x="0.012cm" svg:y="0.016cm"><draw:text-box><text:p text:style-name="P29"><text:span text:style-name="T1">Dombasle, le (DATESUIVI)</text:span></text:p><text:p text:style-name="P29"><text:span text:style-name="T1"/></text:p><text:p text:style-name="P29"><text:span text:style-name="T1"/></text:p><text:p text:style-name="P29"><text:span text:style-name="T2">Tél</text:span><text:span text:style-name="T1">. : (TELEPHONE)</text:span></text:p><text:p text:style-name="P29"><text:span text:style-name="T1"/></text:p><text:p text:style-name="P29"><text:span text:style-name="T3"/></text:p><text:p><text:span text:style-name="T4"><text:s/></text:span><text:span text:style-name="T5">(TYPESUIVI) n° </text:span><text:span text:style-name="T6">(NUMEROSUIVI)</text:span></text:p><text:p text:style-name="P29"><text:span text:style-name="T3"/></text:p><text:p text:style-name="P29"><text:span text:style-name="T7"/></text:p><text:p text:style-name="P29"><text:span text:style-name="T3"/></text:p><text:p text:style-name="P29"><text:span text:style-name="T3"/></text:p></draw:text-box></draw:frame><draw:frame text:anchor-type="paragraph" draw:z-index="1" draw:style-name="gr2" draw:text-style-name="P31" svg:width="8.614cm" svg:height="2.359cm" svg:x="9.364cm" svg:y="0.014cm"><draw:text-box><text:p text:style-name="P31"><text:span text:style-name="T8">(ADRESSE1)</text:span></text:p><text:p text:style-name="P31"><text:span text:style-name="T9">(ADRESSE2)</text:span></text:p><text:p text:style-name="P31"><text:span text:style-name="T9">(CODEPOSTAL) (VILLE)</text:span></text:p><text:p text:style-name="P31"><text:span text:style-name="T9">(PAYS)</text:span></text:p><text:p text:style-name="P31"><text:span text:style-name="T10"/></text:p><text:p text:style-name="P31"><text:span text:style-name="T11"/></text:p></draw:text-box></draw:frame></text:p>
      <text:p text:style-name="P11"/>
      <text:p text:style-name="P12"/>
      <text:p text:style-name="P13"/>
      <text:p text:style-name="P14"/>
      <text:p text:style-name="Standard"/>
      <text:p text:style-name="P8"><draw:frame draw:style-name="fr1" draw:name="Cadre1" text:anchor-type="paragraph" svg:width="18.002cm" style:rel-width="100%" draw:z-index="5"><draw:text-box fo:min-height="0.61cm"><text:p text:style-name="P27"/><text:p text:style-name="P26">(NOMSUIVI)</text:p><text:p text:style-name="P27"/></draw:text-box></draw:frame></text:p>
      <table:table table:name="Tableau" table:style-name="Tableau">
        <table:table-column table:style-name="Tableau.A"/>
        <table:table-column table:style-name="Tableau.B"/>
        <table:table-column table:style-name="Tableau.C"/>
        <table:table-column table:style-name="Tableau.D"/>
        <table:table-column table:style-name="Tableau.E"/>
        <table:table-column table:style-name="Tableau.F"/>
        <table:table-header-rows>
          <table:table-row>
            <table:table-cell table:style-name="Tableau.A1" office:value-type="string">
              <text:p text:style-name="P25">Code</text:p>
            </table:table-cell>
            <table:table-cell table:style-name="Tableau.A1" office:value-type="string">
              <text:p text:style-name="P25">Désignation</text:p>
            </table:table-cell>
            <table:table-cell table:style-name="Tableau.A1" office:value-type="string">
              <text:p text:style-name="P25">PU Net</text:p>
            </table:table-cell>
            <table:table-cell table:style-name="Tableau.A1" office:value-type="string">
              <text:p text:style-name="P25">TVA (%)</text:p>
            </table:table-cell>
            <table:table-cell table:style-name="Tableau.A1" office:value-type="string">
              <text:p text:style-name="P25">Qté</text:p>
            </table:table-cell>
            <table:table-cell table:style-name="Tableau.F1" office:value-type="string">
              <text:p text:style-name="P25">Montant Net</text:p>
            </table:table-cell>
          </table:table-row>
        </table:table-header-rows>
        <table:table-row>
          <table:table-cell table:style-name="Tableau.A2" office:value-type="string">
            <text:p text:style-name="P15"/>
            <text:p text:style-name="P15">(CODE)</text:p>
          </table:table-cell>
          <table:table-cell table:style-name="Tableau.A2" office:value-type="string">
            <text:p text:style-name="P18">(LIBELLE)</text:p>
            <text:p text:style-name="P15">(DESCRIPTION)</text:p>
          </table:table-cell>
          <table:table-cell table:style-name="Tableau.A2" office:value-type="string">
            <text:p text:style-name="P16"/>
            <text:p text:style-name="P16">(PU)</text:p>
          </table:table-cell>
          <table:table-cell table:style-name="Tableau.A2" office:value-type="string">
            <text:p text:style-name="P16"/>
            <text:p text:style-name="P16">(TVA)</text:p>
          </table:table-cell>
          <table:table-cell table:style-name="Tableau.A2" office:value-type="string">
            <text:p text:style-name="P16"/>
            <text:p text:style-name="P16">(QTE)</text:p>
          </table:table-cell>
          <table:table-cell table:style-name="Tableau.F2" office:value-type="string">
            <text:p text:style-name="P16"/>
            <text:p text:style-name="P17">(MONTANT) €</text:p>
          </table:table-cell>
        </table:table-row>
        <table:table-row>
          <table:table-cell table:style-name="Tableau.A2" table:number-columns-spanned="5" office:value-type="string">
            <text:p text:style-name="P19">Total HT</text:p>
          </table:table-cell>
          <table:covered-table-cell/>
          <table:covered-table-cell/>
          <table:covered-table-cell/>
          <table:covered-table-cell/>
          <table:table-cell table:style-name="Tableau.F2" office:value-type="string">
            <text:p text:style-name="P19">(MONTANTHT) €</text:p>
          </table:table-cell>
        </table:table-row>
        <table:table-row>
          <table:table-cell table:style-name="Tableau.A2" table:number-columns-spanned="5" office:value-type="string">
            <text:p text:style-name="P20">Remise ((REMISEP100) %)</text:p>
          </table:table-cell>
          <table:covered-table-cell/>
          <table:covered-table-cell/>
          <table:covered-table-cell/>
          <table:covered-table-cell/>
          <table:table-cell table:style-name="Tableau.F2" office:value-type="string">
            <text:p text:style-name="P20">(REMISEHT) €</text:p>
          </table:table-cell>
        </table:table-row>
        <table:table-row>
          <table:table-cell table:style-name="Tableau.A2" table:number-columns-spanned="5" office:value-type="string">
            <text:p text:style-name="P20">Dont TVA</text:p>
          </table:table-cell>
          <table:covered-table-cell/>
          <table:covered-table-cell/>
          <table:covered-table-cell/>
          <table:covered-table-cell/>
          <table:table-cell table:style-name="Tableau.F2" office:value-type="string">
            <text:p text:style-name="P20">(MONTANTTVA) €</text:p>
          </table:table-cell>
        </table:table-row>
        <table:table-row>
          <table:table-cell table:style-name="Tableau.A2" table:number-columns-spanned="3" office:value-type="string">
            <text:p text:style-name="P21"/>
          </table:table-cell>
          <table:covered-table-cell/>
          <table:covered-table-cell/>
          <table:table-cell table:style-name="Tableau.A1" table:number-columns-spanned="2" office:value-type="string">
            <text:p text:style-name="P22">Total TTC</text:p>
          </table:table-cell>
          <table:covered-table-cell/>
          <table:table-cell table:style-name="Tableau.F1" office:value-type="string">
            <text:p text:style-name="P22">(MONTANTTTC) €</text:p>
          </table:table-cell>
        </table:table-row>
        <table:table-row>
          <table:table-cell table:style-name="Tableau.A7" table:number-columns-spanned="5" office:value-type="string">
            <text:p text:style-name="P23">(TEXTE_VERSEMENT)</text:p>
          </table:table-cell>
          <table:covered-table-cell/>
          <table:covered-table-cell/>
          <table:covered-table-cell/>
          <table:covered-table-cell/>
          <table:table-cell table:style-name="Tableau.F7" office:value-type="string">
            <text:p text:style-name="P23">(MONTANT_VERSEMENT) €</text:p>
          </table:table-cell>
        </table:table-row>
        <table:table-row>
          <table:table-cell table:style-name="Tableau.A7" table:number-columns-spanned="5" office:value-type="string">
            <text:p text:style-name="P24">Reste à payer</text:p>
          </table:table-cell>
          <table:covered-table-cell/>
          <table:covered-table-cell/>
          <table:covered-table-cell/>
          <table:covered-table-cell/>
          <table:table-cell table:style-name="Tableau.F8" office:value-type="string">
            <text:p text:style-name="P24">(RESTANT_DU) €</text:p>
          </table:table-cell>
        </table:table-row>
      </table:table>
      <text:p text:style-name="P7"/>
      <text:p text:style-name="P9">Facture payable à réception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tab/><text:tab/>LE SERVICE COMPTABILITE</text:p>
      <text:p text:style-name="P6"/>
      <text:p text:style-name="P6"><text:tab/><text:tab/><text:tab/><text:tab/><text:tab/><text:tab/><text:tab/><text:tab/><text:tab/>SARENOV'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5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Tahoma3" svg:font-family="Tahoma" style:font-pitch="variable"/>
    <style:font-face style:name="Lucida Sans Unicode1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2" svg:font-family="'Lucida Sans Unicode'" style:font-family-generic="swiss" style:font-pitch="variable"/>
    <style:font-face style:name="Tahoma1" svg:font-family="Tahoma" style:font-family-generic="swiss" style:font-pitch="variable"/>
    <style:font-face style:name="Tahoma2" svg:font-family="Tahoma" style:font-adornments="Gras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Fiery" xlink:href="Pictures/100000000000005E0000005EB9C46970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Small_20_Arrow" draw:display-name="Small Arrow" svg:viewBox="0 0 1321 3493" svg:d="m1321 3493h-1321l702-3493z"/>
    <draw:marker draw:name="Square" svg:viewBox="0 0 10 10" svg:d="m0 0h10v10h-10z"/>
    <draw:stroke-dash draw:name="Dash_20_1" draw:display-name="Dash 1" draw:style="rect" draw:dots1="1" draw:dots1-length="0.011cm" draw:dots2="1" draw:dots2-length="0.011cm" draw:distance="0.011cm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3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text-align="end" style:justify-single-word="false" fo:keep-with-next="always"/>
      <style:text-properties style:font-name="Tahoma1" fo:font-size="18pt" fo:font-weight="bold" style:font-size-asian="16pt"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ahoma2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5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WW-Normal_20__28_Web_29_" style:display-name="WW-Normal (Web)" style:family="paragraph" style:parent-style-name="Standard">
      <style:paragraph-properties fo:margin-top="0.494cm" fo:margin-bottom="0.494cm"/>
    </style:style>
    <style:style style:name="Lien" style:family="paragraph" style:parent-style-name="Standard" style:class="text">
      <style:paragraph-properties fo:background-color="transparent">
        <style:tab-stops/>
        <style:background-image/>
      </style:paragraph-properties>
      <style:text-properties fo:text-transform="lowercase" fo:color="#280099" fo:font-size="10pt" style:text-underline-style="solid" style:text-underline-width="auto" style:text-underline-color="font-color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499cm" style:page-number="auto" fo:background-color="transparent" fo:padding="0cm" fo:border="none" style:shadow="none" text:number-lines="false" text:line-number="0" style:join-border="false">
        <style:background-image/>
      </style:paragraph-properties>
      <style:text-properties fo:color="#800000" fo:font-size="6pt" style:font-size-asian="6pt" style:font-size-complex="6pt" style:text-overline-style="solid" style:text-overline-width="auto" style:text-overline-color="#b84747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-Police_20_par_20_défaut" style:display-name="WW-Police par défaut" style:family="text"/>
    <style:style style:name="WW8Num13z0" style:family="text">
      <style:text-properties style:font-name="Tahoma1" style:font-name-asian="Times New Roman" style:font-name-complex="Tahoma1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space-before="0.635cm" text:min-label-width="0.635cm"/>
        <style:text-properties style:font-name="Tahoma1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align="start" style:justify-single-word="false" fo:text-indent="-0.012cm" style:auto-text-indent="false">
        <style:tab-stops/>
      </style:paragraph-properties>
      <style:text-properties fo:color="#943634" fo:font-size="12pt" style:font-size-asian="12pt" style:font-size-complex="12pt"/>
    </style:style>
    <style:style style:name="MP2" style:family="paragraph" style:parent-style-name="Standard">
      <style:paragraph-properties fo:text-align="start" style:justify-single-word="false">
        <style:tab-stops/>
      </style:paragraph-properties>
      <style:text-properties fo:color="#943634" fo:font-size="14pt" style:font-size-asian="14pt" style:font-size-complex="14pt"/>
    </style:style>
    <style:style style:name="MP3" style:family="paragraph" style:parent-style-name="Standard">
      <style:paragraph-properties fo:text-align="center" style:justify-single-word="false">
        <style:tab-stops/>
      </style:paragraph-properties>
      <style:text-properties fo:color="#943634" fo:font-size="14pt" style:font-size-asian="14pt" style:font-size-complex="14pt"/>
    </style:style>
    <style:style style:name="MP4" style:family="paragraph" style:parent-style-name="Standard">
      <style:paragraph-properties fo:text-align="center" style:justify-single-word="false">
        <style:tab-stops/>
      </style:paragraph-properties>
      <style:text-properties fo:color="#943634" fo:font-size="10pt" style:font-size-asian="10pt" style:font-size-complex="10pt"/>
    </style:style>
    <style:style style:name="MP5" style:family="paragraph" style:parent-style-name="Horizontal_20_Line">
      <style:text-properties fo:color="#000000"/>
    </style:style>
    <style:style style:name="MP6" style:family="paragraph">
      <style:paragraph-properties fo:text-align="center"/>
    </style:style>
    <style:style style:name="MP7" style:family="paragraph" style:parent-style-name="Standard">
      <style:paragraph-properties fo:text-align="center" style:justify-single-word="false">
        <style:tab-stops/>
      </style:paragraph-properties>
      <style:text-properties fo:color="#000000" fo:font-size="14pt" style:font-size-asian="14pt" style:font-size-complex="14pt"/>
    </style:style>
    <style:style style:name="MP8" style:family="paragraph">
      <style:paragraph-properties>
        <style:tab-stops>
          <style:tab-stop style:position="10.8cm" style:type="right"/>
        </style:tab-stops>
      </style:paragraph-properties>
    </style:style>
    <style:style style:name="MP9" style:family="paragraph">
      <style:paragraph-properties style:writing-mode="lr-tb"/>
      <style:text-properties style:font-name="Arial" fo:font-size="8pt" style:font-size-asian="8pt" style:font-size-complex="8pt"/>
    </style:style>
    <style:style style:name="MP10" style:family="paragraph">
      <style:paragraph-properties fo:text-align="end"/>
    </style:style>
    <style:style style:name="MP11" style:family="paragraph">
      <style:paragraph-properties fo:text-align="end">
        <style:tab-stops>
          <style:tab-stop style:position="10.8cm" style:type="right"/>
        </style:tab-stops>
      </style:paragraph-properties>
    </style:style>
    <style:style style:name="MP12" style:family="paragraph">
      <style:paragraph-properties style:writing-mode="lr-tb"/>
      <style:text-properties style:font-name="Bitstream Vera Sans" fo:font-size="6pt"/>
    </style:style>
    <style:style style:name="MT1" style:family="text">
      <style:text-properties fo:color="#943634" style:font-name="Arial" fo:font-size="8pt" fo:language="fr" fo:country="FR" fo:font-weight="bold" style:font-name-asian="Times New Roman" style:font-size-asian="8pt" style:font-name-complex="Times New Roman" style:font-size-complex="8pt" style:font-weight-complex="bold"/>
    </style:style>
    <style:style style:name="MT2" style:family="text">
      <style:text-properties fo:color="#943634" style:font-name="Arial" fo:font-size="8pt" fo:language="fr" fo:country="FR" style:font-name-asian="Times New Roman" style:font-size-asian="8pt" style:font-name-complex="Times New Roman" style:font-size-complex="8pt"/>
    </style:style>
    <style:style style:name="MT3" style:family="text">
      <style:text-properties fo:color="#943634" style:font-name="Arial" fo:font-size="8pt" fo:language="fr" fo:country="FR" fo:font-weight="normal" style:font-name-asian="Times New Roman" style:font-size-asian="8pt" style:font-name-complex="Times New Roman" style:font-size-complex="8pt"/>
    </style:style>
    <style:style style:name="MT4" style:family="text">
      <style:text-properties fo:color="#943634" style:font-name="Arial" fo:font-size="8pt" fo:font-weight="bold" style:font-name-asian="Times New Roman" style:font-size-asian="8pt" style:font-name-complex="Times New Roman" style:font-size-complex="8pt" style:font-weight-complex="bold"/>
    </style:style>
    <style:style style:name="MT5" style:family="text">
      <style:text-properties fo:color="#943634" style:font-name="Arial" fo:font-size="8pt" style:font-name-asian="Times New Roman" style:font-size-asian="8pt" style:font-name-complex="Times New Roman" style:font-size-complex="8pt"/>
    </style:style>
    <style:style style:name="MT6" style:family="text">
      <style:text-properties fo:color="#943634" style:font-name="Arial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MT7" style:family="text">
      <style:text-properties fo:color="#0000ff" style:font-name="Arial" fo:font-size="8pt" style:text-underline-style="solid" style:text-underline-width="auto" style:text-underline-color="font-color" style:font-name-asian="Times New Roman" style:font-size-asian="8pt" style:font-name-complex="Times New Roman" style:font-size-complex="8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99284c" draw:fill="solid" draw:fill-color="#99284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none" draw:fill-color="#ffffff" draw:auto-grow-height="false" draw:auto-grow-width="false" draw:fit-to-size="false" fo:min-height="3.175cm" fo:padding-top="0.049cm" fo:padding-bottom="0.04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8cm" fo:margin-bottom="1.501cm" fo:margin-left="1.499cm" fo:margin-right="1.499cm" fo:background-color="transparent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5.02cm" fo:margin-left="0cm" fo:margin-right="0.011cm" fo:margin-bottom="0.499cm" style:dynamic-spacing="false"/>
      </style:header-style>
      <style:footer-style>
        <style:header-footer-properties svg:height="1.323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 6" text:anchor-type="char" svg:x="0.056cm" svg:y="0cm" svg:width="8.347cm" svg:height="3.768cm" draw:z-index="4"><draw:image xlink:href="Pictures/10000000000005DB000002AB6212DFC2.jpg" xlink:type="simple" xlink:show="embed" xlink:actuate="onLoad"/></draw:frame><text:tab/><text:tab/><text:tab/><text:tab/><text:tab/><text:tab/><text:tab/></text:p>
        <text:p text:style-name="MP2"><text:tab/><text:tab/><text:tab/><text:tab/><text:tab/><text:tab/><text:tab/><text:tab/>Menuiseries Alu et PVC</text:p>
        <text:p text:style-name="MP2"><text:tab/><text:tab/><text:tab/><text:tab/><text:tab/><text:tab/><text:tab/><text:tab/><text:tab/>Extensions</text:p>
        <text:p text:style-name="MP3"><text:tab/><text:tab/><text:tab/><text:tab/><text:tab/><text:tab/><text:tab/><text:tab/>Agrandissements</text:p>
        <text:p text:style-name="MP3"><text:tab/><text:tab/><text:tab/><text:tab/><text:tab/><text:tab/><text:tab/><text:tab/><text:tab/>Rénovations</text:p>
        <text:p text:style-name="MP4"/>
        <text:p text:style-name="MP3"/>
        <text:p text:style-name="MP5"><draw:line text:anchor-type="paragraph" draw:z-index="7" draw:style-name="Mgr1" draw:text-style-name="MP6" svg:x1="0.011cm" svg:y1="0.185cm" svg:x2="17.957cm" svg:y2="0.185cm"><text:p/></draw:line></text:p>
        <text:p text:style-name="MP7"/>
      </style:header>
      <style:footer>
        <text:p text:style-name="Horizontal_20_Line"><draw:frame text:anchor-type="paragraph" draw:z-index="2" draw:style-name="Mgr2" draw:text-style-name="MP9" svg:width="9.034cm" svg:height="1.474cm" svg:x="0.079cm" svg:y="0.09cm"><draw:text-box><text:p text:style-name="MP8"><text:span text:style-name="MT1">SARL</text:span><text:span text:style-name="MT2"> au capital de 20.000 €</text:span></text:p><text:p><text:span text:style-name="MT1">RCS</text:span><text:span text:style-name="MT2"> : 532 482 536 – SIRET : 53248253600010 – APE : B 509 </text:span></text:p><text:p><text:span text:style-name="MT1">IBAN</text:span><text:span text:style-name="MT2"> : FR76 1470 7000 5630 8210 9024 508</text:span><text:span text:style-name="MT2"><text:tab/></text:span></text:p><text:p><text:span text:style-name="MT1">TVA Intracom</text:span><text:span text:style-name="MT2"> : FR16532482536</text:span></text:p></draw:text-box></draw:frame><draw:frame text:anchor-type="paragraph" draw:z-index="3" draw:style-name="Mgr2" draw:text-style-name="MP12" svg:width="8.956cm" svg:height="1.474cm" svg:x="9.008cm" svg:y="0.09cm"><draw:text-box><text:p text:style-name="MP10"><text:span text:style-name="MT3">41 avenue de Rosières - 54110 DOMBASLE SUR MEURTHE</text:span></text:p><text:p text:style-name="MP11"><text:span text:style-name="MT1">Standard</text:span><text:span text:style-name="MT2"> : 03 83 30 01 34 / 06 62 49 35 85</text:span></text:p><text:p text:style-name="MP11"><text:span text:style-name="MT4">RD Décennale</text:span><text:span text:style-name="MT5"> : 5091284304</text:span></text:p><text:p text:style-name="MP11"><text:span text:style-name="MT6">Mail</text:span><text:span text:style-name="MT5"> : </text:span><text:span text:style-name="MT7"><text:a xlink:href="mailto:contact@sarenov.fr">contact@sarenov.fr</text:a></text:span></text:p></draw:text-box></draw:frame><draw:line text:anchor-type="paragraph" draw:z-index="6" draw:style-name="Mgr1" draw:text-style-name="MP6" svg:x1="0.011cm" svg:y1="-0.092cm" svg:x2="17.957cm" svg:y2="-0.092cm"><text:p/></draw:line></text:p>
        <text:p text:style-name="Text_20_body"/>
        <text:p text:style-name="Text_20_body"/>
      </style:footer>
    </style:master-page>
    <style:master-page style:name="HTML" style:page-layout-name="Mpm2">
      <style:header>
        <text:p text:style-name="Header"/>
      </style:head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Désignation</dc:title>
    <meta:initial-creator>Escaich Stéphane</meta:initial-creator>
    <meta:creation-date>2001-11-09T11:42:00</meta:creation-date>
    <dc:date>2012-04-25T19:01:16.71</dc:date>
    <meta:print-date>2012-04-25T18:32:05</meta:print-date>
    <dc:language>en-US</dc:language>
    <meta:editing-cycles>471</meta:editing-cycles>
    <meta:editing-duration>P2DT17H8M9S</meta:editing-duration>
    <dc:creator>Serge DE VEENE</dc:creator>
    <meta:printed-by>Pat </meta:printed-by>
    <meta:document-statistic meta:table-count="1" meta:image-count="1" meta:object-count="0" meta:page-count="1" meta:paragraph-count="34" meta:word-count="58" meta:character-count="449"/>
    <meta:user-defined meta:name="Info 1"/>
    <meta:user-defined meta:name="Info 2"/>
    <meta:user-defined meta:name="Info 3"/>
    <meta:user-defined meta:name="Info 4"/>
  </office:meta>
</office:document-meta>
</file>